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 fo:font-size="12pt" style:text-underline-style="none" officeooo:rsid="001b2dd1" officeooo:paragraph-rsid="001b2dd1" style:font-size-asian="12pt" style:font-size-complex="12pt"/>
    </style:style>
    <style:style style:name="P2" style:family="paragraph" style:parent-style-name="Standard" style:list-style-name="L1">
      <style:text-properties style:font-name="Liberation Sans" fo:font-size="12pt" style:text-underline-style="none" officeooo:rsid="001e0196" officeooo:paragraph-rsid="001e0196" style:font-size-asian="12pt" style:font-size-complex="12pt"/>
    </style:style>
    <style:style style:name="P3" style:family="paragraph" style:parent-style-name="Standard" style:list-style-name="L1">
      <style:text-properties style:font-name="Liberation Sans" fo:font-size="12pt" style:text-underline-style="none" officeooo:rsid="001fd725" officeooo:paragraph-rsid="001fd725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officeooo:rsid="001fd725" officeooo:paragraph-rsid="001fd725" style:font-size-asian="12pt" style:font-size-complex="12pt"/>
    </style:style>
    <style:style style:name="P5" style:family="paragraph" style:parent-style-name="Standard" style:list-style-name="L1">
      <style:text-properties style:font-name="Liberation Sans" fo:font-size="12pt" style:text-underline-style="none" officeooo:rsid="00202650" officeooo:paragraph-rsid="00202650" style:font-size-asian="12pt" style:font-size-complex="12pt"/>
    </style:style>
    <style:style style:name="P6" style:family="paragraph" style:parent-style-name="Standard">
      <style:text-properties style:font-name="Liberation Sans" fo:font-size="12pt" style:text-underline-style="none" fo:font-weight="normal" officeooo:rsid="002395cd" officeooo:paragraph-rsid="002395cd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style:font-name="Liberation Sans" fo:font-size="12pt" style:text-underline-style="none" fo:font-weight="normal" officeooo:rsid="002395cd" officeooo:paragraph-rsid="002395cd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style:font-name="Liberation Sans" fo:font-size="12pt" style:text-underline-style="none" fo:font-weight="normal" officeooo:rsid="0026fbca" officeooo:paragraph-rsid="0026fbca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text-properties style:font-name="Liberation Sans" fo:font-size="12pt" style:text-underline-style="none" fo:font-weight="normal" officeooo:rsid="00283b30" officeooo:paragraph-rsid="00283b30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text-properties style:font-name="Liberation Sans" fo:font-size="12pt" style:text-underline-style="none" fo:font-weight="normal" officeooo:rsid="002864f8" officeooo:paragraph-rsid="002864f8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text-properties style:font-name="Liberation Sans" fo:font-size="12pt" style:text-underline-style="none" fo:font-weight="normal" officeooo:rsid="0028cd7a" officeooo:paragraph-rsid="0028cd7a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font-name="Liberation Sans" fo:font-size="12pt" style:text-underline-style="none" fo:font-weight="normal" officeooo:rsid="002951a2" officeooo:paragraph-rsid="002951a2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text-properties style:font-name="Liberation Sans" fo:font-size="12pt" style:text-underline-style="none" fo:font-weight="normal" officeooo:rsid="002ba5c0" officeooo:paragraph-rsid="002ba5c0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style:font-name="Liberation Sans" fo:font-size="12pt" style:text-underline-style="none" fo:font-weight="normal" officeooo:rsid="002ba5c0" officeooo:paragraph-rsid="002d01a9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officeooo:rsid="001ac63c" officeooo:paragraph-rsid="001ac63c" style:font-size-asian="12pt" style:font-size-complex="12pt"/>
    </style:style>
    <style:style style:name="P16" style:family="paragraph" style:parent-style-name="Standard">
      <style:text-properties style:font-name="Liberation Sans" fo:font-size="12pt" style:text-underline-style="solid" style:text-underline-width="auto" style:text-underline-color="font-color" fo:font-weight="bold" officeooo:rsid="001b2dd1" officeooo:paragraph-rsid="001b2dd1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ans" fo:font-size="12pt" style:text-underline-style="solid" style:text-underline-width="auto" style:text-underline-color="font-color" fo:font-weight="bold" officeooo:rsid="002395cd" officeooo:paragraph-rsid="002395cd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ans" fo:font-size="12pt" style:text-underline-style="solid" style:text-underline-width="auto" style:text-underline-color="font-color" fo:font-weight="bold" officeooo:rsid="002506ee" officeooo:paragraph-rsid="002506ee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1ac63c" officeooo:paragraph-rsid="001ac63c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d1531"/>
    </style:style>
    <style:style style:name="T3" style:family="text">
      <style:text-properties officeooo:rsid="002395cd"/>
    </style:style>
    <style:style style:name="T4" style:family="text">
      <style:text-properties officeooo:rsid="002864f8"/>
    </style:style>
    <style:style style:name="T5" style:family="text">
      <style:text-properties officeooo:rsid="0028b698"/>
    </style:style>
    <style:style style:name="T6" style:family="text">
      <style:text-properties officeooo:rsid="002951a2"/>
    </style:style>
    <style:style style:name="T7" style:family="text">
      <style:text-properties officeooo:rsid="0029f7ee"/>
    </style:style>
    <style:style style:name="T8" style:family="text">
      <style:text-properties officeooo:rsid="002ba5c0"/>
    </style:style>
    <style:style style:name="T9" style:family="text">
      <style:text-properties officeooo:rsid="002d01a9"/>
    </style:style>
    <style:style style:name="T10" style:family="text">
      <style:text-properties officeooo:rsid="00308b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outenance</text:p>
      <text:p text:style-name="P15"/>
      <text:p text:style-name="P17">01-Titre</text:p>
      <text:p text:style-name="P15"/>
      <text:p text:style-name="P16"><text:span text:style-name="T3">0</text:span>2-Présentation</text:p>
      <text:list xml:id="list2905749134622893490" text:style-name="L1">
        <text:list-item>
          <text:p text:style-name="P1">Développeur</text:p>
          <text:list>
            <text:list-item>
              <text:p text:style-name="P1">Cours, projet de groupe de 2<text:span text:style-name="T1">e</text:span> année</text:p>
            </text:list-item>
            <text:list-item>
              <text:p text:style-name="P1">Stages <text:span text:style-name="T2">dans le développement</text:span></text:p>
            </text:list-item>
          </text:list>
        </text:list-item>
        <text:list-item>
          <text:p text:style-name="P2"><text:span text:style-name="T2">L</text:span>ibre</text:p>
          <text:list>
            <text:list-item>
              <text:p text:style-name="P3">Développement et système</text:p>
            </text:list-item>
            <text:list-item>
              <text:p text:style-name="P3">Linux</text:p>
            </text:list-item>
            <text:list-item>
              <text:p text:style-name="P3">Intérêt pour les solutions libres et open source</text:p>
            </text:list-item>
          </text:list>
        </text:list-item>
        <text:list-item>
          <text:p text:style-name="P3">Formation</text:p>
          <text:list>
            <text:list-item>
              <text:p text:style-name="P5">Académique : Linux</text:p>
            </text:list-item>
            <text:list-item>
              <text:p text:style-name="P5">Professionnelle : Web (coaching, 2 personnes)</text:p>
            </text:list-item>
          </text:list>
        </text:list-item>
      </text:list>
      <text:p text:style-name="P4"/>
      <text:p text:style-name="P17">03-Table des matières</text:p>
      <text:p text:style-name="P17"/>
      <text:p text:style-name="P17">04-Environnement</text:p>
      <text:p text:style-name="P18"/>
      <text:p text:style-name="P17">05-Sujet</text:p>
      <text:list xml:id="list9058145879839230166" text:style-name="L2">
        <text:list-item>
          <text:p text:style-name="P7">Technologies du web dans la mobilité</text:p>
          <text:list>
            <text:list-item>
              <text:p text:style-name="P7">Beaucoup de mythes</text:p>
            </text:list-item>
            <text:list-item>
              <text:p text:style-name="P7">Performances en retrait</text:p>
            </text:list-item>
            <text:list-item>
              <text:p text:style-name="P7">Peu adaptées</text:p>
            </text:list-item>
            <text:list-item>
              <text:p text:style-name="P7">En savoir plus dans le contexte de l'entreprise</text:p>
            </text:list-item>
          </text:list>
        </text:list-item>
        <text:list-item>
          <text:p text:style-name="P7">Technologies existantes (natives)</text:p>
          <text:list>
            <text:list-item>
              <text:p text:style-name="P7">Natives reconnues comme plus adaptées et plus performantes</text:p>
            </text:list-item>
            <text:list-item>
              <text:p text:style-name="P7">Comparaison pour faire un choix</text:p>
            </text:list-item>
          </text:list>
        </text:list-item>
      </text:list>
      <text:p text:style-name="P6"/>
      <text:p text:style-name="P18">06-Entreprise</text:p>
      <text:list xml:id="list4298805638782737130" text:style-name="L3">
        <text:list-item>
          <text:p text:style-name="P8">Anciennement Improve</text:p>
          <text:list>
            <text:list-item>
              <text:p text:style-name="P9">Née en 1991 sous la forme d'une société de services</text:p>
            </text:list-item>
            <text:list-item>
              <text:p text:style-name="P9">Technologies NeXT jusqu'à sa mort en 1996</text:p>
            </text:list-item>
            <text:list-item>
              <text:p text:style-name="P9">Java<text:span text:style-name="T4"> &amp; Web dés lors</text:span></text:p>
            </text:list-item>
            <text:list-item>
              <text:p text:style-name="P13"><text:span text:style-name="T4">S</text:span>éparation des activités</text:p>
              <text:list>
                <text:list-item>
                  <text:p text:style-name="P10">Société de services</text:p>
                </text:list-item>
                <text:list-item>
                  <text:p text:style-name="P10">Santé <text:span text:style-name="T8">(naissance de Polyxène puis ResUrgences)</text:span></text:p>
                </text:list-item>
              </text:list>
            </text:list-item>
            <text:list-item>
              <text:p text:style-name="P14">Cession de la SSII en <text:span text:style-name="T9">2010</text:span></text:p>
            </text:list-item>
          </text:list>
        </text:list-item>
        <text:list-item>
          <text:p text:style-name="P8">Éditeur logiciel</text:p>
          <text:list>
            <text:list-item>
              <text:p text:style-name="P8">Fabrication et vente de logiciel</text:p>
            </text:list-item>
            <text:list-item>
              <text:p text:style-name="P8"><text:span text:style-name="T5">Maintenance</text:span> de ses applications</text:p>
            </text:list-item>
            <text:list-item>
              <text:p text:style-name="P12">Différent d'une société d<text:span text:style-name="T7">e</text:span> service</text:p>
            </text:list-item>
          </text:list>
        </text:list-item>
        <text:list-item>
          <text:p text:style-name="P11">R<text:span text:style-name="T10">e</text:span>s<text:span text:style-name="T6">U</text:span>rgenc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 New Roman"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 </meta:initial-creator>
    <meta:creation-date>2013-10-14T23:32:34.340255129</meta:creation-date>
    <dc:date>2013-10-14T23:50:03.695757708</dc:date>
    <dc:creator>Oli </dc:creator>
    <meta:editing-duration>PT16M38S</meta:editing-duration>
    <meta:editing-cycles>24</meta:editing-cycles>
    <meta:generator>LibreOffice/4.1.2.2$Linux_X86_64 LibreOffice_project/410$Build-2</meta:generator>
    <meta:document-statistic meta:table-count="0" meta:image-count="0" meta:object-count="0" meta:page-count="1" meta:paragraph-count="38" meta:word-count="172" meta:character-count="978" meta:non-whitespace-character-count="875"/>
  </office:meta>
</office:document-meta>
</file>